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6pt" officeooo:rsid="000cfa37" officeooo:paragraph-rsid="000cfa37" style:font-size-asian="5.25pt" style:font-size-complex="6pt"/>
    </style:style>
    <style:style style:name="P2" style:family="paragraph" style:parent-style-name="Standard">
      <style:text-properties fo:font-size="6pt" officeooo:rsid="000e49f8" officeooo:paragraph-rsid="000e49f8" style:font-size-asian="5.25pt" style:font-size-complex="6pt"/>
    </style:style>
    <style:style style:name="P3" style:family="paragraph" style:parent-style-name="Standard" style:list-style-name="List_20_1">
      <style:text-properties fo:font-size="6pt" officeooo:rsid="000f3a26" officeooo:paragraph-rsid="000f3a26" style:font-size-asian="5.25pt" style:font-size-complex="6pt"/>
    </style:style>
    <style:style style:name="T1" style:family="text">
      <style:text-properties officeooo:rsid="000ea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56575917" text:style-name="List_20_1">
        <text:list-item>
          <text:p text:style-name="P3">Incio del proyecto en DJANGO → django-admin startproject miproyecto .</text:p>
        </text:list-item>
        <text:list-item>
          <text:p text:style-name="P3">Correr l servidor local→ python3 manage.py runserver</text:p>
        </text:list-item>
        <text:list-item>
          <text:p text:style-name="P3">Crear app → python3 manage.py startapp catalo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09:03:53.166166064</meta:creation-date>
    <dc:date>2023-02-06T10:36:08.785388021</dc:date>
    <meta:editing-duration>PT45S</meta:editing-duration>
    <meta:editing-cycles>1</meta:editing-cycles>
    <meta:document-statistic meta:table-count="0" meta:image-count="0" meta:object-count="0" meta:page-count="1" meta:paragraph-count="3" meta:word-count="27" meta:character-count="170" meta:non-whitespace-character-count="149"/>
    <meta:generator>LibreOffice/7.3.7.2$Linux_X86_64 LibreOffice_project/30$Build-2</meta:generator>
  </office:meta>
</office:document-meta>
</file>